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3" office:value-type="float" office:value="525">
            <text:p>525</text:p>
          </table:table-cell>
          <table:table-cell table:style-name="ce4" office:value-type="string">
            <text:p><text:s/>0/1</text:p>
          </table:table-cell>
          <table:table-cell table:style-name="ce8" table:formula="of:=MOD(ROUNDDOWN([.$A$1]/10; 0); 2)" office:value-type="float" office:value="0">
            <text:p>0</text:p>
          </table:table-cell>
          <table:table-cell table:style-name="ce4" office:value-type="string">
            <text:p>Home rat:</text:p>
          </table:table-cell>
          <table:table-cell table:style-name="ce8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36&quot;/&gt;">
            <text:p><text:s text:c="4"/>&lt;property name="map" value="ratdom_maze_53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35&quot;/&gt;">
            <text:p><text:s text:c="4"/>&lt;property name="map" value="ratdom_maze_53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16&quot;/&gt;">
            <text:p><text:s text:c="4"/>&lt;property name="map" value="ratdom_maze_51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15&quot;/&gt;">
            <text:p><text:s text:c="4"/>&lt;property name="map" value="ratdom_maze_51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1&quot; type=&quot;script&quot; x=&quot;0&quot; y=&quot;0&quot; width=&quot;128&quot; height=&quot;192&quot;&gt;">
            <text:p><text:s text:c="2"/>&lt;object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2&quot; type=&quot;script&quot; x=&quot;352&quot; y=&quot;0&quot; width=&quot;128&quot; height=&quot;192&quot;&gt;">
            <text:p><text:s text:c="2"/>&lt;object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3&quot; type=&quot;script&quot; x=&quot;0&quot; y=&quot;736&quot; width=&quot;128&quot; height=&quot;192&quot;&gt;">
            <text:p><text:s text:c="2"/>&lt;object name="ratdom_maze_light3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4&quot; type=&quot;script&quot; x=&quot;352&quot; y=&quot;768&quot; width=&quot;128&quot; height=&quot;192&quot;&gt;">
            <text:p><text:s text:c="2"/>&lt;object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Do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Mi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4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10.08.2019</text:date>, <text:time>13:0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8-10T13:07:28.88</dc:date>
    <dc:creator>Cristian Berlage</dc:creator>
    <meta:editing-duration>P9DT6H3M23S</meta:editing-duration>
    <meta:editing-cycles>11</meta:editing-cycles>
    <meta:generator>OpenOffice/4.1.3$Win32 OpenOffice.org_project/413m1$Build-9783</meta:generator>
    <meta:document-statistic meta:table-count="3" meta:cell-count="1279" meta:object-count="0"/>
  </office:meta>
</office:document-meta>
</file>